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6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1.277cm"/>
    </style:style>
    <style:style style:name="co6" style:family="table-column">
      <style:table-column-properties fo:break-before="auto" style:column-width="1.0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4" style:family="table-cell" style:parent-style-name="Default" style:data-style-name="N11">
      <style:text-properties style:font-name="Liberation Sans"/>
    </style:style>
    <style:style style:name="ce5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aarwavelets-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6" table:default-cell-style-name="ce1"/>
        <table:table-column table:style-name="co4" table:number-columns-repeated="3" table:default-cell-style-name="ce1"/>
        <table:table-column table:style-name="co2" table:default-cell-style-name="ce1"/>
        <table:table-column table:style-name="co7" table:number-columns-repeated="1003" table:default-cell-style-name="ce1"/>
        <table:table-row table:style-name="ro1">
          <table:table-cell office:value-type="string">
            <text:p>Wavelets</text:p>
          </table:table-cell>
          <table:table-cell office:value-type="string">
            <text:p>2D</text:p>
          </table:table-cell>
          <table:table-cell office:value-type="string">
            <text:p>3D</text:p>
          </table:table-cell>
          <table:table-cell office:value-type="string">
            <text:p>4D</text:p>
          </table:table-cell>
          <table:table-cell table:number-columns-repeated="1020"/>
        </table:table-row>
        <table:table-row table:style-name="ro2">
          <table:table-cell office:value-type="float" office:value="1641106">
            <text:p>1641106</text:p>
          </table:table-cell>
          <table:table-cell office:value-type="float" office:value="69020">
            <text:p>69020</text:p>
          </table:table-cell>
          <table:table-cell office:value-type="float" office:value="273148">
            <text:p>273148</text:p>
          </table:table-cell>
          <table:table-cell office:value-type="float" office:value="1298938">
            <text:p>1298938</text:p>
          </table:table-cell>
          <table:table-cell table:number-columns-repeated="1020"/>
        </table:table-row>
        <table:table-row table:style-name="ro2">
          <table:table-cell/>
          <table:table-cell table:style-name="ce4" table:formula="of:=[.B2]/[.A2]" office:value-type="percentage" office:value="0.0420570030211333">
            <text:p>4,21%</text:p>
          </table:table-cell>
          <table:table-cell table:style-name="ce4" table:formula="of:=[.C2]/[.A2]" office:value-type="percentage" office:value="0.166441412072103">
            <text:p>16,64%</text:p>
          </table:table-cell>
          <table:table-cell table:style-name="ce4" table:formula="of:=[.D2]/[.A2]" office:value-type="percentage" office:value="0.791501584906764">
            <text:p>79,1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amanh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Largura</text:p>
          </table:table-cell>
          <table:table-cell table:number-columns-repeated="2" office:value-type="float" office:value="0">
            <text:p>0</text:p>
          </table:table-cell>
          <table:table-cell office:value-type="float" office:value="3787974">
            <text:p>3787974</text:p>
          </table:table-cell>
          <table:table-cell office:value-type="float" office:value="1312859">
            <text:p>1312859</text:p>
          </table:table-cell>
          <table:table-cell office:value-type="float" office:value="528020">
            <text:p>528020</text:p>
          </table:table-cell>
          <table:table-cell office:value-type="float" office:value="257274">
            <text:p>257274</text:p>
          </table:table-cell>
          <table:table-cell office:value-type="float" office:value="93450">
            <text:p>93450</text:p>
          </table:table-cell>
          <table:table-cell office:value-type="float" office:value="68949">
            <text:p>68949</text:p>
          </table:table-cell>
          <table:table-cell office:value-type="float" office:value="44448">
            <text:p>44448</text:p>
          </table:table-cell>
          <table:table-cell office:value-type="float" office:value="19947">
            <text:p>19947</text:p>
          </table:table-cell>
          <table:table-cell office:value-type="float" office:value="7330">
            <text:p>7330</text:p>
          </table:table-cell>
          <table:table-cell office:value-type="float" office:value="6597">
            <text:p>6597</text:p>
          </table:table-cell>
          <table:table-cell office:value-type="float" office:value="5864">
            <text:p>5864</text:p>
          </table:table-cell>
          <table:table-cell office:value-type="float" office:value="5131">
            <text:p>5131</text:p>
          </table:table-cell>
          <table:table-cell office:value-type="float" office:value="4398">
            <text:p>4398</text:p>
          </table:table-cell>
          <table:table-cell office:value-type="float" office:value="3665">
            <text:p>3665</text:p>
          </table:table-cell>
          <table:table-cell office:value-type="float" office:value="2932">
            <text:p>2932</text:p>
          </table:table-cell>
          <table:table-cell office:value-type="float" office:value="2199">
            <text:p>2199</text:p>
          </table:table-cell>
          <table:table-cell office:value-type="float" office:value="1466">
            <text:p>1466</text:p>
          </table:table-cell>
          <table:table-cell office:value-type="float" office:value="733">
            <text:p>733</text:p>
          </table:table-cell>
          <table:table-cell table:number-columns-repeated="1003"/>
        </table:table-row>
        <table:table-row table:style-name="ro2">
          <table:table-cell office:value-type="string">
            <text:p>Largura (%)</text:p>
          </table:table-cell>
          <table:table-cell table:style-name="ce4" table:formula="of:=[.B6]/[.$U$10]" office:value-type="percentage" office:value="0">
            <text:p>0,00%</text:p>
          </table:table-cell>
          <table:table-cell table:style-name="ce4" table:formula="of:=[.C6]/[.$U$10]" office:value-type="percentage" office:value="0">
            <text:p>0,00%</text:p>
          </table:table-cell>
          <table:table-cell table:style-name="ce4" table:formula="of:=[.D6]/[.$U$10]" office:value-type="percentage" office:value="0.615606812415451">
            <text:p>61,56%</text:p>
          </table:table-cell>
          <table:table-cell table:style-name="ce4" table:formula="of:=[.E6]/[.$U$10]" office:value-type="percentage" office:value="0.213360742217591">
            <text:p>21,34%</text:p>
          </table:table-cell>
          <table:table-cell table:style-name="ce4" table:formula="of:=[.F6]/[.$U$10]" office:value-type="percentage" office:value="0.0858117582358291">
            <text:p>8,58%</text:p>
          </table:table-cell>
          <table:table-cell table:style-name="ce4" table:formula="of:=[.G6]/[.$U$10]" office:value-type="percentage" office:value="0.0418111705775628">
            <text:p>4,18%</text:p>
          </table:table-cell>
          <table:table-cell table:style-name="ce4" table:formula="of:=[.H6]/[.$U$10]" office:value-type="percentage" office:value="0.0151871308040192">
            <text:p>1,52%</text:p>
          </table:table-cell>
          <table:table-cell table:style-name="ce4" table:formula="of:=[.I6]/[.$U$10]" office:value-type="percentage" office:value="0.0112053235078258">
            <text:p>1,12%</text:p>
          </table:table-cell>
          <table:table-cell table:style-name="ce4" table:formula="of:=[.J6]/[.$U$10]" office:value-type="percentage" office:value="0.00722351621163238">
            <text:p>0,72%</text:p>
          </table:table-cell>
          <table:table-cell table:style-name="ce4" table:formula="of:=[.K6]/[.$U$10]" office:value-type="percentage" office:value="0.00324170891543897">
            <text:p>0,32%</text:p>
          </table:table-cell>
          <table:table-cell table:style-name="ce4" table:formula="of:=[.L6]/[.$U$10]" office:value-type="percentage" office:value="0.00119124311175453">
            <text:p>0,12%</text:p>
          </table:table-cell>
          <table:table-cell table:style-name="ce4" table:formula="of:=[.M6]/[.$U$10]" office:value-type="percentage" office:value="0.00107211880057908">
            <text:p>0,11%</text:p>
          </table:table-cell>
          <table:table-cell table:style-name="ce4" table:formula="of:=[.N6]/[.$U$10]" office:value-type="percentage" office:value="0.000952994489403624">
            <text:p>0,10%</text:p>
          </table:table-cell>
          <table:table-cell table:style-name="ce4" table:formula="of:=[.O6]/[.$U$10]" office:value-type="percentage" office:value="0.000833870178228171">
            <text:p>0,08%</text:p>
          </table:table-cell>
          <table:table-cell table:style-name="ce4" table:formula="of:=[.P6]/[.$U$10]" office:value-type="percentage" office:value="0.000714745867052718">
            <text:p>0,07%</text:p>
          </table:table-cell>
          <table:table-cell table:style-name="ce4" table:formula="of:=[.Q6]/[.$U$10]" office:value-type="percentage" office:value="0.000595621555877265">
            <text:p>0,06%</text:p>
          </table:table-cell>
          <table:table-cell table:style-name="ce4" table:formula="of:=[.R6]/[.$U$10]" office:value-type="percentage" office:value="0.000476497244701812">
            <text:p>0,05%</text:p>
          </table:table-cell>
          <table:table-cell table:style-name="ce4" table:formula="of:=[.S6]/[.$U$10]" office:value-type="percentage" office:value="0.000357372933526359">
            <text:p>0,04%</text:p>
          </table:table-cell>
          <table:table-cell table:style-name="ce4" table:formula="of:=[.T6]/[.$U$10]" office:value-type="percentage" office:value="0.000238248622350906">
            <text:p>0,02%</text:p>
          </table:table-cell>
          <table:table-cell table:style-name="ce4" table:formula="of:=[.U6]/[.$U$10]" office:value-type="percentage" office:value="0.000119124311175453">
            <text:p>0,01%</text:p>
          </table:table-cell>
          <table:table-cell table:number-columns-repeated="1003"/>
        </table:table-row>
        <table:table-row table:style-name="ro2">
          <table:table-cell office:value-type="string">
            <text:p>Altura</text:p>
          </table:table-cell>
          <table:table-cell table:number-columns-repeated="2" office:value-type="float" office:value="0">
            <text:p>0</text:p>
          </table:table-cell>
          <table:table-cell office:value-type="float" office:value="3787974">
            <text:p>3787974</text:p>
          </table:table-cell>
          <table:table-cell office:value-type="float" office:value="1312859">
            <text:p>1312859</text:p>
          </table:table-cell>
          <table:table-cell office:value-type="float" office:value="528020">
            <text:p>528020</text:p>
          </table:table-cell>
          <table:table-cell office:value-type="float" office:value="257274">
            <text:p>257274</text:p>
          </table:table-cell>
          <table:table-cell office:value-type="float" office:value="93450">
            <text:p>93450</text:p>
          </table:table-cell>
          <table:table-cell office:value-type="float" office:value="68949">
            <text:p>68949</text:p>
          </table:table-cell>
          <table:table-cell office:value-type="float" office:value="44448">
            <text:p>44448</text:p>
          </table:table-cell>
          <table:table-cell office:value-type="float" office:value="19947">
            <text:p>19947</text:p>
          </table:table-cell>
          <table:table-cell office:value-type="float" office:value="7330">
            <text:p>7330</text:p>
          </table:table-cell>
          <table:table-cell office:value-type="float" office:value="6597">
            <text:p>6597</text:p>
          </table:table-cell>
          <table:table-cell office:value-type="float" office:value="5864">
            <text:p>5864</text:p>
          </table:table-cell>
          <table:table-cell office:value-type="float" office:value="5131">
            <text:p>5131</text:p>
          </table:table-cell>
          <table:table-cell office:value-type="float" office:value="4398">
            <text:p>4398</text:p>
          </table:table-cell>
          <table:table-cell office:value-type="float" office:value="3665">
            <text:p>3665</text:p>
          </table:table-cell>
          <table:table-cell office:value-type="float" office:value="2932">
            <text:p>2932</text:p>
          </table:table-cell>
          <table:table-cell office:value-type="float" office:value="2199">
            <text:p>2199</text:p>
          </table:table-cell>
          <table:table-cell office:value-type="float" office:value="1466">
            <text:p>1466</text:p>
          </table:table-cell>
          <table:table-cell office:value-type="float" office:value="733">
            <text:p>733</text:p>
          </table:table-cell>
          <table:table-cell table:number-columns-repeated="1003"/>
        </table:table-row>
        <table:table-row table:style-name="ro2">
          <table:table-cell office:value-type="string">
            <text:p>Altura (%)</text:p>
          </table:table-cell>
          <table:table-cell table:style-name="ce4" table:formula="of:=[.B8]/[.$U$10]" office:value-type="percentage" office:value="0">
            <text:p>0,00%</text:p>
          </table:table-cell>
          <table:table-cell table:style-name="ce4" table:formula="of:=[.C8]/[.$U$10]" office:value-type="percentage" office:value="0">
            <text:p>0,00%</text:p>
          </table:table-cell>
          <table:table-cell table:style-name="ce4" table:formula="of:=[.D8]/[.$U$10]" office:value-type="percentage" office:value="0.615606812415451">
            <text:p>61,56%</text:p>
          </table:table-cell>
          <table:table-cell table:style-name="ce4" table:formula="of:=[.E8]/[.$U$10]" office:value-type="percentage" office:value="0.213360742217591">
            <text:p>21,34%</text:p>
          </table:table-cell>
          <table:table-cell table:style-name="ce4" table:formula="of:=[.F8]/[.$U$10]" office:value-type="percentage" office:value="0.0858117582358291">
            <text:p>8,58%</text:p>
          </table:table-cell>
          <table:table-cell table:style-name="ce4" table:formula="of:=[.G8]/[.$U$10]" office:value-type="percentage" office:value="0.0418111705775628">
            <text:p>4,18%</text:p>
          </table:table-cell>
          <table:table-cell table:style-name="ce4" table:formula="of:=[.H8]/[.$U$10]" office:value-type="percentage" office:value="0.0151871308040192">
            <text:p>1,52%</text:p>
          </table:table-cell>
          <table:table-cell table:style-name="ce4" table:formula="of:=[.I8]/[.$U$10]" office:value-type="percentage" office:value="0.0112053235078258">
            <text:p>1,12%</text:p>
          </table:table-cell>
          <table:table-cell table:style-name="ce4" table:formula="of:=[.J8]/[.$U$10]" office:value-type="percentage" office:value="0.00722351621163238">
            <text:p>0,72%</text:p>
          </table:table-cell>
          <table:table-cell table:style-name="ce4" table:formula="of:=[.K8]/[.$U$10]" office:value-type="percentage" office:value="0.00324170891543897">
            <text:p>0,32%</text:p>
          </table:table-cell>
          <table:table-cell table:style-name="ce4" table:formula="of:=[.L8]/[.$U$10]" office:value-type="percentage" office:value="0.00119124311175453">
            <text:p>0,12%</text:p>
          </table:table-cell>
          <table:table-cell table:style-name="ce4" table:formula="of:=[.M8]/[.$U$10]" office:value-type="percentage" office:value="0.00107211880057908">
            <text:p>0,11%</text:p>
          </table:table-cell>
          <table:table-cell table:style-name="ce4" table:formula="of:=[.N8]/[.$U$10]" office:value-type="percentage" office:value="0.000952994489403624">
            <text:p>0,10%</text:p>
          </table:table-cell>
          <table:table-cell table:style-name="ce4" table:formula="of:=[.O8]/[.$U$10]" office:value-type="percentage" office:value="0.000833870178228171">
            <text:p>0,08%</text:p>
          </table:table-cell>
          <table:table-cell table:style-name="ce4" table:formula="of:=[.P8]/[.$U$10]" office:value-type="percentage" office:value="0.000714745867052718">
            <text:p>0,07%</text:p>
          </table:table-cell>
          <table:table-cell table:style-name="ce4" table:formula="of:=[.Q8]/[.$U$10]" office:value-type="percentage" office:value="0.000595621555877265">
            <text:p>0,06%</text:p>
          </table:table-cell>
          <table:table-cell table:style-name="ce4" table:formula="of:=[.R8]/[.$U$10]" office:value-type="percentage" office:value="0.000476497244701812">
            <text:p>0,05%</text:p>
          </table:table-cell>
          <table:table-cell table:style-name="ce4" table:formula="of:=[.S8]/[.$U$10]" office:value-type="percentage" office:value="0.000357372933526359">
            <text:p>0,04%</text:p>
          </table:table-cell>
          <table:table-cell table:style-name="ce4" table:formula="of:=[.T8]/[.$U$10]" office:value-type="percentage" office:value="0.000238248622350906">
            <text:p>0,02%</text:p>
          </table:table-cell>
          <table:table-cell table:style-name="ce4" table:formula="of:=[.U8]/[.$U$10]" office:value-type="percentage" office:value="0.000119124311175453">
            <text:p>0,01%</text:p>
          </table:table-cell>
          <table:table-cell table:number-columns-repeated="1003"/>
        </table:table-row>
        <table:table-row table:style-name="ro2">
          <table:table-cell table:number-columns-repeated="19"/>
          <table:table-cell office:value-type="string">
            <text:p>Total</text:p>
          </table:table-cell>
          <table:table-cell office:value-type="float" office:value="6153236">
            <text:p>6153236</text:p>
          </table:table-cell>
          <table:table-cell table:number-columns-repeated="100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 table:number-columns-spanned="4" table:number-rows-spanned="1">
            <text:p>Histograma dos centros dos retângulos</text:p>
          </table:table-cell>
          <table:covered-table-cell table:number-columns-repeated="3"/>
          <table:table-cell/>
          <table:table-cell table:style-name="ce3" office:value-type="string" table:number-columns-spanned="4" table:number-rows-spanned="1">
            <text:p>Histograma dos centros dos retângulos (%)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2" office:value-type="float" office:value="760295">
            <text:p>760295</text:p>
          </table:table-cell>
          <table:table-cell table:style-name="ce2" office:value-type="float" office:value="447667">
            <text:p>447667</text:p>
          </table:table-cell>
          <table:table-cell table:style-name="ce2" office:value-type="float" office:value="784879">
            <text:p>784879</text:p>
          </table:table-cell>
          <table:table-cell table:number-columns-repeated="2"/>
          <table:table-cell table:style-name="ce5" table:formula="of:=[.A13]/[.$U$10]" office:value-type="percentage" office:value="0.123560188492689">
            <text:p>12,36%</text:p>
          </table:table-cell>
          <table:table-cell table:style-name="ce5" table:formula="of:=[.B13]/[.$U$10]" office:value-type="percentage" office:value="0.0727531009699612">
            <text:p>7,28%</text:p>
          </table:table-cell>
          <table:table-cell table:style-name="ce5" table:formula="of:=[.C13]/[.$U$10]" office:value-type="percentage" office:value="0.127555484626301">
            <text:p>12,76%</text:p>
          </table:table-cell>
          <table:table-cell table:number-columns-repeated="1016"/>
        </table:table-row>
        <table:table-row table:style-name="ro1">
          <table:table-cell table:style-name="ce2" office:value-type="float" office:value="798368">
            <text:p>798368</text:p>
          </table:table-cell>
          <table:table-cell table:style-name="ce2" office:value-type="float" office:value="469879">
            <text:p>469879</text:p>
          </table:table-cell>
          <table:table-cell table:style-name="ce2" office:value-type="float" office:value="824161">
            <text:p>824161</text:p>
          </table:table-cell>
          <table:table-cell table:number-columns-repeated="2"/>
          <table:table-cell table:style-name="ce5" table:formula="of:=[.A14]/[.$U$10]" office:value-type="percentage" office:value="0.129747664480933">
            <text:p>12,97%</text:p>
          </table:table-cell>
          <table:table-cell table:style-name="ce5" table:formula="of:=[.B14]/[.$U$10]" office:value-type="percentage" office:value="0.0763629088824157">
            <text:p>7,64%</text:p>
          </table:table-cell>
          <table:table-cell table:style-name="ce5" table:formula="of:=[.C14]/[.$U$10]" office:value-type="percentage" office:value="0.133939442595733">
            <text:p>13,39%</text:p>
          </table:table-cell>
          <table:table-cell table:number-columns-repeated="1016"/>
        </table:table-row>
        <table:table-row table:style-name="ro1">
          <table:table-cell table:style-name="ce2" office:value-type="float" office:value="788971">
            <text:p>788971</text:p>
          </table:table-cell>
          <table:table-cell table:style-name="ce2" office:value-type="float" office:value="464543">
            <text:p>464543</text:p>
          </table:table-cell>
          <table:table-cell table:style-name="ce2" office:value-type="float" office:value="814473">
            <text:p>814473</text:p>
          </table:table-cell>
          <table:table-cell table:number-columns-repeated="2"/>
          <table:table-cell table:style-name="ce5" table:formula="of:=[.A15]/[.$U$10]" office:value-type="percentage" office:value="0.128220500562631">
            <text:p>12,82%</text:p>
          </table:table-cell>
          <table:table-cell table:style-name="ce5" table:formula="of:=[.B15]/[.$U$10]" office:value-type="percentage" office:value="0.0754957229009256">
            <text:p>7,55%</text:p>
          </table:table-cell>
          <table:table-cell table:style-name="ce5" table:formula="of:=[.C15]/[.$U$10]" office:value-type="percentage" office:value="0.13236498648841">
            <text:p>13,24%</text:p>
          </table:table-cell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arwavel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6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Wavelets</text:p>
          </table:table-cell>
          <table:table-cell office:value-type="string">
            <text:p>2D</text:p>
          </table:table-cell>
          <table:table-cell office:value-type="string">
            <text:p>3D</text:p>
          </table:table-cell>
          <table:table-cell office:value-type="string">
            <text:p>4D</text:p>
          </table:table-cell>
          <table:table-cell table:number-columns-repeated="17"/>
        </table:table-row>
        <table:table-row table:style-name="ro2">
          <table:table-cell office:value-type="float" office:value="218545">
            <text:p>218545</text:p>
          </table:table-cell>
          <table:table-cell office:value-type="float" office:value="28927">
            <text:p>28927</text:p>
          </table:table-cell>
          <table:table-cell office:value-type="float" office:value="71423">
            <text:p>71423</text:p>
          </table:table-cell>
          <table:table-cell office:value-type="float" office:value="118194">
            <text:p>118194</text:p>
          </table:table-cell>
          <table:table-cell table:number-columns-repeated="17"/>
        </table:table-row>
        <table:table-row table:style-name="ro2">
          <table:table-cell/>
          <table:table-cell table:style-name="ce8" table:formula="of:=[.B2]/[.A2]" office:value-type="percentage" office:value="0.132361756160059">
            <text:p>13,24%</text:p>
          </table:table-cell>
          <table:table-cell table:style-name="ce8" table:formula="of:=[.C2]/[.A2]" office:value-type="percentage" office:value="0.326811411837379">
            <text:p>32,68%</text:p>
          </table:table-cell>
          <table:table-cell table:style-name="ce8" table:formula="of:=[.D2]/[.A2]" office:value-type="percentage" office:value="0.540822256285891">
            <text:p>54,08%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Tamanh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Largura</text:p>
          </table:table-cell>
          <table:table-cell table:number-columns-repeated="2" office:value-type="float" office:value="0">
            <text:p>0</text:p>
          </table:table-cell>
          <table:table-cell office:value-type="float" office:value="401823">
            <text:p>401823</text:p>
          </table:table-cell>
          <table:table-cell office:value-type="float" office:value="191500">
            <text:p>191500</text:p>
          </table:table-cell>
          <table:table-cell office:value-type="float" office:value="75038">
            <text:p>75038</text:p>
          </table:table-cell>
          <table:table-cell office:value-type="float" office:value="33244">
            <text:p>33244</text:p>
          </table:table-cell>
          <table:table-cell office:value-type="float" office:value="18116">
            <text:p>18116</text:p>
          </table:table-cell>
          <table:table-cell office:value-type="float" office:value="5288">
            <text:p>5288</text:p>
          </table:table-cell>
          <table:table-cell office:value-type="float" office:value="9057">
            <text:p>9057</text:p>
          </table:table-cell>
          <table:table-cell office:value-type="float" office:value="2628">
            <text:p>2628</text:p>
          </table:table-cell>
          <table:table-cell office:value-type="float" office:value="1855">
            <text:p>1855</text:p>
          </table:table-cell>
          <table:table-cell office:value-type="float" office:value="880">
            <text:p>880</text:p>
          </table:table-cell>
          <table:table-cell office:value-type="float" office:value="1484">
            <text:p>1484</text:p>
          </table:table-cell>
          <table:table-cell office:value-type="float" office:value="704">
            <text:p>704</text:p>
          </table:table-cell>
          <table:table-cell office:value-type="float" office:value="1113">
            <text:p>1113</text:p>
          </table:table-cell>
          <table:table-cell office:value-type="float" office:value="528">
            <text:p>528</text:p>
          </table:table-cell>
          <table:table-cell office:value-type="float" office:value="742">
            <text:p>742</text:p>
          </table:table-cell>
          <table:table-cell office:value-type="float" office:value="352">
            <text:p>352</text:p>
          </table:table-cell>
          <table:table-cell office:value-type="float" office:value="371">
            <text:p>37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string">
            <text:p>Largura (%)</text:p>
          </table:table-cell>
          <table:table-cell table:style-name="ce8" table:formula="of:=[.B6]/[.$U$10]" office:value-type="percentage" office:value="0">
            <text:p>0,00%</text:p>
          </table:table-cell>
          <table:table-cell table:style-name="ce8" table:formula="of:=[.C6]/[.$U$10]" office:value-type="percentage" office:value="0">
            <text:p>0,00%</text:p>
          </table:table-cell>
          <table:table-cell table:style-name="ce8" table:formula="of:=[.D6]/[.$U$10]" office:value-type="percentage" office:value="0.539432862710247">
            <text:p>53,94%</text:p>
          </table:table-cell>
          <table:table-cell table:style-name="ce8" table:formula="of:=[.E6]/[.$U$10]" office:value-type="percentage" office:value="0.25708183257059">
            <text:p>25,71%</text:p>
          </table:table-cell>
          <table:table-cell table:style-name="ce8" table:formula="of:=[.F6]/[.$U$10]" office:value-type="percentage" office:value="0.100735804451342">
            <text:p>10,07%</text:p>
          </table:table-cell>
          <table:table-cell table:style-name="ce8" table:formula="of:=[.G6]/[.$U$10]" office:value-type="percentage" office:value="0.0446288691487034">
            <text:p>4,46%</text:p>
          </table:table-cell>
          <table:table-cell table:style-name="ce8" table:formula="of:=[.H6]/[.$U$10]" office:value-type="percentage" office:value="0.0243200756075656">
            <text:p>2,43%</text:p>
          </table:table-cell>
          <table:table-cell table:style-name="ce8" table:formula="of:=[.I6]/[.$U$10]" office:value-type="percentage" office:value="0.00709894898503018">
            <text:p>0,71%</text:p>
          </table:table-cell>
          <table:table-cell table:style-name="ce8" table:formula="of:=[.J6]/[.$U$10]" office:value-type="percentage" office:value="0.0121586953399051">
            <text:p>1,22%</text:p>
          </table:table-cell>
          <table:table-cell table:style-name="ce8" table:formula="of:=[.K6]/[.$U$10]" office:value-type="percentage" office:value="0.00352799507047264">
            <text:p>0,35%</text:p>
          </table:table-cell>
          <table:table-cell table:style-name="ce8" table:formula="of:=[.L6]/[.$U$10]" office:value-type="percentage" office:value="0.00249027049304671">
            <text:p>0,25%</text:p>
          </table:table-cell>
          <table:table-cell table:style-name="ce8" table:formula="of:=[.M6]/[.$U$10]" office:value-type="percentage" office:value="0.00118136821233483">
            <text:p>0,12%</text:p>
          </table:table-cell>
          <table:table-cell table:style-name="ce8" table:formula="of:=[.N6]/[.$U$10]" office:value-type="percentage" office:value="0.00199221639443737">
            <text:p>0,20%</text:p>
          </table:table-cell>
          <table:table-cell table:style-name="ce8" table:formula="of:=[.O6]/[.$U$10]" office:value-type="percentage" office:value="0.000945094569867861">
            <text:p>0,09%</text:p>
          </table:table-cell>
          <table:table-cell table:style-name="ce8" table:formula="of:=[.P6]/[.$U$10]" office:value-type="percentage" office:value="0.00149416229582803">
            <text:p>0,15%</text:p>
          </table:table-cell>
          <table:table-cell table:style-name="ce8" table:formula="of:=[.Q6]/[.$U$10]" office:value-type="percentage" office:value="0.000708820927400896">
            <text:p>0,07%</text:p>
          </table:table-cell>
          <table:table-cell table:style-name="ce8" table:formula="of:=[.R6]/[.$U$10]" office:value-type="percentage" office:value="0.000996108197218683">
            <text:p>0,10%</text:p>
          </table:table-cell>
          <table:table-cell table:style-name="ce8" table:formula="of:=[.S6]/[.$U$10]" office:value-type="percentage" office:value="0.000472547284933931">
            <text:p>0,05%</text:p>
          </table:table-cell>
          <table:table-cell table:style-name="ce8" table:formula="of:=[.T6]/[.$U$10]" office:value-type="percentage" office:value="0.000498054098609342">
            <text:p>0,05%</text:p>
          </table:table-cell>
          <table:table-cell table:style-name="ce8" table:formula="of:=[.U6]/[.$U$10]" office:value-type="percentage" office:value="0.000236273642466965">
            <text:p>0,02%</text:p>
          </table:table-cell>
        </table:table-row>
        <table:table-row table:style-name="ro2">
          <table:table-cell office:value-type="string">
            <text:p>Altura</text:p>
          </table:table-cell>
          <table:table-cell table:number-columns-repeated="2" office:value-type="float" office:value="0">
            <text:p>0</text:p>
          </table:table-cell>
          <table:table-cell office:value-type="float" office:value="401823">
            <text:p>401823</text:p>
          </table:table-cell>
          <table:table-cell office:value-type="float" office:value="191500">
            <text:p>191500</text:p>
          </table:table-cell>
          <table:table-cell office:value-type="float" office:value="75038">
            <text:p>75038</text:p>
          </table:table-cell>
          <table:table-cell office:value-type="float" office:value="33244">
            <text:p>33244</text:p>
          </table:table-cell>
          <table:table-cell office:value-type="float" office:value="18116">
            <text:p>18116</text:p>
          </table:table-cell>
          <table:table-cell office:value-type="float" office:value="5288">
            <text:p>5288</text:p>
          </table:table-cell>
          <table:table-cell office:value-type="float" office:value="9057">
            <text:p>9057</text:p>
          </table:table-cell>
          <table:table-cell office:value-type="float" office:value="2628">
            <text:p>2628</text:p>
          </table:table-cell>
          <table:table-cell office:value-type="float" office:value="1855">
            <text:p>1855</text:p>
          </table:table-cell>
          <table:table-cell office:value-type="float" office:value="880">
            <text:p>880</text:p>
          </table:table-cell>
          <table:table-cell office:value-type="float" office:value="1484">
            <text:p>1484</text:p>
          </table:table-cell>
          <table:table-cell office:value-type="float" office:value="704">
            <text:p>704</text:p>
          </table:table-cell>
          <table:table-cell office:value-type="float" office:value="1113">
            <text:p>1113</text:p>
          </table:table-cell>
          <table:table-cell office:value-type="float" office:value="528">
            <text:p>528</text:p>
          </table:table-cell>
          <table:table-cell office:value-type="float" office:value="742">
            <text:p>742</text:p>
          </table:table-cell>
          <table:table-cell office:value-type="float" office:value="352">
            <text:p>352</text:p>
          </table:table-cell>
          <table:table-cell office:value-type="float" office:value="371">
            <text:p>37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string">
            <text:p>Altura (%)</text:p>
          </table:table-cell>
          <table:table-cell table:style-name="ce8" table:formula="of:=[.B8]/[.$U$10]" office:value-type="percentage" office:value="0">
            <text:p>0,00%</text:p>
          </table:table-cell>
          <table:table-cell table:style-name="ce8" table:formula="of:=[.C8]/[.$U$10]" office:value-type="percentage" office:value="0">
            <text:p>0,00%</text:p>
          </table:table-cell>
          <table:table-cell table:style-name="ce8" table:formula="of:=[.D8]/[.$U$10]" office:value-type="percentage" office:value="0.539432862710247">
            <text:p>53,94%</text:p>
          </table:table-cell>
          <table:table-cell table:style-name="ce8" table:formula="of:=[.E8]/[.$U$10]" office:value-type="percentage" office:value="0.25708183257059">
            <text:p>25,71%</text:p>
          </table:table-cell>
          <table:table-cell table:style-name="ce8" table:formula="of:=[.F8]/[.$U$10]" office:value-type="percentage" office:value="0.100735804451342">
            <text:p>10,07%</text:p>
          </table:table-cell>
          <table:table-cell table:style-name="ce8" table:formula="of:=[.G8]/[.$U$10]" office:value-type="percentage" office:value="0.0446288691487034">
            <text:p>4,46%</text:p>
          </table:table-cell>
          <table:table-cell table:style-name="ce8" table:formula="of:=[.H8]/[.$U$10]" office:value-type="percentage" office:value="0.0243200756075656">
            <text:p>2,43%</text:p>
          </table:table-cell>
          <table:table-cell table:style-name="ce8" table:formula="of:=[.I8]/[.$U$10]" office:value-type="percentage" office:value="0.00709894898503018">
            <text:p>0,71%</text:p>
          </table:table-cell>
          <table:table-cell table:style-name="ce8" table:formula="of:=[.J8]/[.$U$10]" office:value-type="percentage" office:value="0.0121586953399051">
            <text:p>1,22%</text:p>
          </table:table-cell>
          <table:table-cell table:style-name="ce8" table:formula="of:=[.K8]/[.$U$10]" office:value-type="percentage" office:value="0.00352799507047264">
            <text:p>0,35%</text:p>
          </table:table-cell>
          <table:table-cell table:style-name="ce8" table:formula="of:=[.L8]/[.$U$10]" office:value-type="percentage" office:value="0.00249027049304671">
            <text:p>0,25%</text:p>
          </table:table-cell>
          <table:table-cell table:style-name="ce8" table:formula="of:=[.M8]/[.$U$10]" office:value-type="percentage" office:value="0.00118136821233483">
            <text:p>0,12%</text:p>
          </table:table-cell>
          <table:table-cell table:style-name="ce8" table:formula="of:=[.N8]/[.$U$10]" office:value-type="percentage" office:value="0.00199221639443737">
            <text:p>0,20%</text:p>
          </table:table-cell>
          <table:table-cell table:style-name="ce8" table:formula="of:=[.O8]/[.$U$10]" office:value-type="percentage" office:value="0.000945094569867861">
            <text:p>0,09%</text:p>
          </table:table-cell>
          <table:table-cell table:style-name="ce8" table:formula="of:=[.P8]/[.$U$10]" office:value-type="percentage" office:value="0.00149416229582803">
            <text:p>0,15%</text:p>
          </table:table-cell>
          <table:table-cell table:style-name="ce8" table:formula="of:=[.Q8]/[.$U$10]" office:value-type="percentage" office:value="0.000708820927400896">
            <text:p>0,07%</text:p>
          </table:table-cell>
          <table:table-cell table:style-name="ce8" table:formula="of:=[.R8]/[.$U$10]" office:value-type="percentage" office:value="0.000996108197218683">
            <text:p>0,10%</text:p>
          </table:table-cell>
          <table:table-cell table:style-name="ce8" table:formula="of:=[.S8]/[.$U$10]" office:value-type="percentage" office:value="0.000472547284933931">
            <text:p>0,05%</text:p>
          </table:table-cell>
          <table:table-cell table:style-name="ce8" table:formula="of:=[.T8]/[.$U$10]" office:value-type="percentage" office:value="0.000498054098609342">
            <text:p>0,05%</text:p>
          </table:table-cell>
          <table:table-cell table:style-name="ce8" table:formula="of:=[.U8]/[.$U$10]" office:value-type="percentage" office:value="0.000236273642466965">
            <text:p>0,02%</text:p>
          </table:table-cell>
        </table:table-row>
        <table:table-row table:style-name="ro2">
          <table:table-cell table:number-columns-repeated="19"/>
          <table:table-cell office:value-type="string">
            <text:p>Total</text:p>
          </table:table-cell>
          <table:table-cell office:value-type="float" office:value="744899">
            <text:p>744899</text:p>
          </table:table-cell>
        </table:table-row>
        <table:table-row table:style-name="ro2">
          <table:table-cell table:style-name="ce6"/>
          <table:table-cell table:number-columns-repeated="20"/>
        </table:table-row>
        <table:table-row table:style-name="ro2">
          <table:table-cell table:style-name="ce7" office:value-type="string" table:number-columns-spanned="4" table:number-rows-spanned="1">
            <text:p>Histograma dos centros dos retângulos</text:p>
          </table:table-cell>
          <table:covered-table-cell table:number-columns-repeated="3"/>
          <table:table-cell/>
          <table:table-cell table:style-name="ce7" office:value-type="string" table:number-columns-spanned="4" table:number-rows-spanned="1">
            <text:p>Histograma dos centros dos retângulos (%)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office:value-type="float" office:value="94551">
            <text:p>94551</text:p>
          </table:table-cell>
          <table:table-cell office:value-type="float" office:value="55603">
            <text:p>55603</text:p>
          </table:table-cell>
          <table:table-cell office:value-type="float" office:value="98648">
            <text:p>98648</text:p>
          </table:table-cell>
          <table:table-cell table:number-columns-repeated="2"/>
          <table:table-cell table:style-name="ce9" table:formula="of:=[.A13]/[.$U$10]" office:value-type="percentage" office:value="0.126931302095989">
            <text:p>12,69%</text:p>
          </table:table-cell>
          <table:table-cell table:style-name="ce9" table:formula="of:=[.B13]/[.$U$10]" office:value-type="percentage" office:value="0.0746450189891515">
            <text:p>7,46%</text:p>
          </table:table-cell>
          <table:table-cell table:style-name="ce9" table:formula="of:=[.C13]/[.$U$10]" office:value-type="percentage" office:value="0.132431376602734">
            <text:p>13,24%</text:p>
          </table:table-cell>
          <table:table-cell table:number-columns-repeated="13"/>
        </table:table-row>
        <table:table-row table:style-name="ro1">
          <table:table-cell office:value-type="float" office:value="94119">
            <text:p>94119</text:p>
          </table:table-cell>
          <table:table-cell office:value-type="float" office:value="55365">
            <text:p>55365</text:p>
          </table:table-cell>
          <table:table-cell office:value-type="float" office:value="97742">
            <text:p>97742</text:p>
          </table:table-cell>
          <table:table-cell table:number-columns-repeated="2"/>
          <table:table-cell table:style-name="ce9" table:formula="of:=[.A14]/[.$U$10]" office:value-type="percentage" office:value="0.126351357700843">
            <text:p>12,64%</text:p>
          </table:table-cell>
          <table:table-cell table:style-name="ce9" table:formula="of:=[.B14]/[.$U$10]" office:value-type="percentage" office:value="0.0743255125862701">
            <text:p>7,43%</text:p>
          </table:table-cell>
          <table:table-cell table:style-name="ce9" table:formula="of:=[.C14]/[.$U$10]" office:value-type="percentage" office:value="0.13121510432958">
            <text:p>13,12%</text:p>
          </table:table-cell>
          <table:table-cell table:number-columns-repeated="13"/>
        </table:table-row>
        <table:table-row table:style-name="ro1">
          <table:table-cell office:value-type="float" office:value="94425">
            <text:p>94425</text:p>
          </table:table-cell>
          <table:table-cell office:value-type="float" office:value="55582">
            <text:p>55582</text:p>
          </table:table-cell>
          <table:table-cell office:value-type="float" office:value="98864">
            <text:p>98864</text:p>
          </table:table-cell>
          <table:table-cell table:number-columns-repeated="2"/>
          <table:table-cell table:style-name="ce9" table:formula="of:=[.A15]/[.$U$10]" office:value-type="percentage" office:value="0.126762151647405">
            <text:p>12,68%</text:p>
          </table:table-cell>
          <table:table-cell table:style-name="ce9" table:formula="of:=[.B15]/[.$U$10]" office:value-type="percentage" office:value="0.0746168272477208">
            <text:p>7,46%</text:p>
          </table:table-cell>
          <table:table-cell table:style-name="ce9" table:formula="of:=[.C15]/[.$U$10]" office:value-type="percentage" office:value="0.132721348800307">
            <text:p>13,27%</text:p>
          </table:table-cell>
          <table:table-cell table:number-columns-repeated="13"/>
        </table:table-row>
        <table:table-row table:style-name="ro2" table:number-rows-repeated="1048560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0/00/0000</text:date>, <text:time style:data-style-name="N2" text:time-value="0000-00-00T20:51: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iro Magalhães</meta:initial-creator>
    <meta:creation-date>2013-08-04T10:54:54</meta:creation-date>
    <dc:date>2013-08-05T21:06:40</dc:date>
    <dc:creator>Ramiro Magalhães</dc:creator>
    <meta:editing-duration>PT20M10S</meta:editing-duration>
    <meta:editing-cycles>10</meta:editing-cycles>
    <meta:generator>LibreOffice/4.0.3.3$Linux_X86_64 LibreOffice_project/400m0$Build-3</meta:generator>
    <meta:document-statistic meta:table-count="2" meta:cell-count="276" meta:object-count="0"/>
    <meta:user-defined meta:name="qrichtext">1</meta:user-defined>
  </office:meta>
</office:document-meta>
</file>